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Joshua Ben Levi, Henry Wadsworth Longfellow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An unfinished lecture/ on Noah./</text:p>
      <text:p text:style-name="P6"/>
      <text:p text:style-name="P6">This lecture was finished by heart/ and considerably altered and embellished/ in the course of its delivery/ [Hebrew]/</text:p>
      <text:p text:style-name="P6"/>
      <text:p text:style-name="P6">[Page 1]</text:p>
      <text:p text:style-name="P6">The name of Rabbi Joshua Ben Levi is not/ new to American Israelites. <text:s/>A poet, whom/ the world admires, but this country claims and fondly/ loves, has embalmed that name in sweet verses./ <text:s/>Henry Wadsworth Longfellow told English speaking/ peoples in flowing rhymes, the Talmudic legend/ of the Hebrew sage who outstripped Death, and,/ having seized the sword of the Destroyer entered paradise/ while clothed in flesh. <text:s/>Nor, adds the legend, did he/ return the bereaving weapon till after having exacted/ a promise that the looks of that sword would not/ terrify its victims any more. <text:s/>Brethren. <text:s/>It is very/ natural that a Rabbi whose holy live won for him/ the reputation of a saint, should find disciples who/ enlarged upon his every doing and every expression, and/ trained them up as worthy of a special record. <text:s/>In/ fact, a volume containing prodigious acts and sayings/ of a remarkable character attributed to Joshua Ben Levi/ exists for the gratification of such as take pleasure/ in stories and tales of the days of old./</text:p>
      <text:p text:style-name="P6">I was reflecting upon a passage in to-day's lesson of/</text:p>
      <text:p text:style-name="P6"/>
      <text:p text:style-name="P6"><text:soft-page-break/>[Page 2]</text:p>
      <text:p text:style-name="P6">the Pentateuch, when an idea advanced by the/ same famous Rabbi occurred to my mind. <text:s/>Joshua/ Ben Levi held that whoever sees the rainbow, must/ bow to the ground in humble adoration. <text:s/>For so did/ Ezekiel or the shores of the river Chebar, when/ the vision that passed before him assumed the aspect/ of a rainbow. <text:s/>Let us search into the meaning/ of the Rabbi's thought. <text:s/>We short sighted beings/ are stuck with amazement at what we call a/ phenomenon, or an extraordinary appearance which/ we cannot explain, but we will fail to pause and/ ponder on meeting with what is just as inexplicable,/ but which from the habit of seeing it often, we/ fancy that all can easily understand./</text:p>
      <text:p text:style-name="P6">Last spring every evening after sun set our sky con-/-tinued to be tinged with the deepest red, and even after/ night had studded the heavens with its shining stars,/ that appearance lingered in the West, showing itself/ again before dawn in the East. <text:s/>Science was put/ to the test, but the men devoted to its study could/ not agree. <text:s/>Some beheld in the phenomenon the ef-/-fects of a volcanic eruption in far off lands; others/</text:p>
      <text:p text:style-name="P6"/>
      <text:p text:style-name="P6">[Page 3]</text:p>
      <text:p text:style-name="P6">attributed it to the melting of mountains of snow/ assuming in the milder season that colour from the/ rays of the departing and returning sun. <text:s/>But whatever/ may have been the cause which produced that splendid/ scenery at which we marvelled[sic!], because of its unusual/ manifestation, certain it is that its secret lies back/ behind the veil which we dare not fling aside--the la-/-boratory of Almighty God, His creation of nature, the/ first and greatest of wonders. <text:s/>When creation was/ completed, God made an agreement with it, that/ whenever so requested by its Maker, it should perform/ stupendous things, so wrote the Talmudists, and to say/ it again in their language [Hebrew]/ the works of God at the beginning were perfect in their/ formation, perfect in their character, that is capable/ of developing the inherent forces which the Omnipotent/ had set into them. <text:s/>[Hebrew] <text:s/>We have visited the/ last exhibition which has added honors to the city/ in which we live, and to the unpretending but great/ man buried in yonder cemetery--Benjamin Franklin, who/ disarmed the lightning with his rod./</text:p>
      <text:p text:style-name="P6"/>
      <text:p text:style-name="P6">[Page 4]</text:p>
      <text:p text:style-name="P6">In that exposition we were shown the workings/ of master minds. <text:s/>Galram[?], and Volta and Fabbroni/ the Italians, and Edison the American stood out in/ bold relief, as factors in a science, supremely practical/ --electricity--which seems destined to revolutionize arts,/ professions and trades. <text:s/>But those celebrities created/ nothing new, they simply unfolded and usefully ap-/-plied the powers which the Almighty has given nature,/ by the powers of the intellect which the Almighty has/ granted them. <text:s/>Recognizing this truth, the Jewish re-/-ligion asks that when standing before such persons,/ we should pronounced[sic!] this benediction. <text:s/>"Blessed be Thou/ O Lord our God, King of the universe who hast imparted/ some of Thy wisdom to human creatures"./</text:p>
      <text:p text:style-name="P6">Now it does not require a scientist to produce a rain/-bow. <text:s/>Without being Newton one may exhibit it/ in a basin of water placed in a suitable direction towards/ the rays of the sun. <text:s/>[Hebrew]. <text:s/>But can any of us,/ can the highest in mind, the most gifted in skill/ create a single ray of the sun, which breaking through/ the drops of water forms the splendid colours which/ it reflects?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5T11:16:49.43</meta:creation-date>
    <dc:date>2012-04-05T12:27:38.24</dc:date>
    <dc:creator>Penn Libraries</dc:creator>
    <meta:editing-duration>PT00H08M4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942" meta:character-count="5909"/>
  </office:meta>
</office:document-meta>
</file>